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784f3" officeooo:paragraph-rsid="001784f3"/>
    </style:style>
    <style:style style:name="P2" style:family="paragraph" style:parent-style-name="Standard">
      <style:text-properties officeooo:rsid="001ccd33" officeooo:paragraph-rsid="001ccd33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2pt" fo:font-weight="bold" officeooo:rsid="001ccd33" style:font-size-asian="22pt" style:font-weight-asian="bold" style:font-size-complex="22pt" style:font-weight-complex="bold"/>
    </style:style>
    <style:style style:name="T3" style:family="text">
      <style:text-properties fo:font-size="22pt" fo:font-weight="bold" officeooo:rsid="001e8fee" style:font-size-asian="22pt" style:font-weight-asian="bold" style:font-size-complex="22pt" style:font-weight-complex="bold"/>
    </style:style>
    <style:style style:name="T4" style:family="text">
      <style:text-properties fo:font-size="22pt" fo:font-weight="bold" officeooo:rsid="00208478" style:font-size-asian="22pt" style:font-weight-asian="bold" style:font-size-complex="22pt" style:font-weight-complex="bold"/>
    </style:style>
    <style:style style:name="T5" style:family="text">
      <style:text-properties fo:font-size="20pt" fo:font-weight="bold" officeooo:rsid="001ccd33" style:font-size-asian="20pt" style:font-weight-asian="bold" style:font-size-complex="20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Subscribers</text:span><text:span text:style-name="T1"><text:tab/></text:span><text:span text:style-name="T3">=&gt;</text:span><text:span text:style-name="T1"><text:tab/></text:span><text:span text:style-name="T4">n</text:span><text:span text:style-name="T2">-1</text:span><text:tab/><text:tab/><text:span text:style-name="T5">Origins</text:span></text:p>
      <text:p text:style-name="P1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2-03T16:19:38.518000000</meta:creation-date>
    <dc:date>2023-02-08T15:13:38.719000000</dc:date>
    <meta:editing-duration>PT8M25S</meta:editing-duration>
    <meta:editing-cycles>4</meta:editing-cycles>
    <meta:generator>LibreOffice/7.1.6.2$Windows_X86_64 LibreOffice_project/0e133318fcee89abacd6a7d077e292f1145735c3</meta:generator>
    <meta:document-statistic meta:table-count="0" meta:image-count="0" meta:object-count="0" meta:page-count="1" meta:paragraph-count="1" meta:word-count="4" meta:character-count="27" meta:non-whitespace-character-count="23"/>
  </office:meta>
</office:document-meta>
</file>